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1600000067830BA9149D47496F.png" manifest:media-type="image/png"/>
  <manifest:file-entry manifest:full-path="Pictures/10000000000002A4000000C260C11F752BA74DA6.png" manifest:media-type="image/png"/>
  <manifest:file-entry manifest:full-path="Pictures/100000000000029E000001630882EED10E1FAE2D.png" manifest:media-type="image/png"/>
  <manifest:file-entry manifest:full-path="Pictures/100000000000028500000156495E47B79E675704.png" manifest:media-type="image/png"/>
  <manifest:file-entry manifest:full-path="Pictures/10000000000002B0000001499B70417365BB6EA3.png" manifest:media-type="image/png"/>
  <manifest:file-entry manifest:full-path="Pictures/10000000000002F30000015F496AB4C13B7437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81283"/>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4"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5"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6" style:family="paragraph" style:parent-style-name="Standard">
      <style:paragraph-properties fo:text-align="justify" style:justify-single-word="false"/>
      <style:text-properties officeooo:rsid="0009b918" officeooo:paragraph-rsid="0009b918"/>
    </style:style>
    <style:style style:name="P17" style:family="paragraph" style:parent-style-name="Table_20_Contents">
      <style:paragraph-properties fo:text-align="justify" style:justify-single-word="false"/>
      <style:text-properties fo:font-size="10pt" style:font-size-asian="10pt" style:font-size-complex="10pt"/>
    </style:style>
    <style:style style:name="P18"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19"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20"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23"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24"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5"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officeooo:rsid="00161932"/>
    </style:style>
    <style:style style:name="T21" style:family="text">
      <style:text-properties officeooo:rsid="001759f8"/>
    </style:style>
    <style:style style:name="T22" style:family="text">
      <style:text-properties officeooo:rsid="001a6d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1">INTRODUÇÃO</text:p>
      <text:p text:style-name="P2"/>
      <text:p text:style-name="P12">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2"/>
      <text:p text:style-name="P12">Desde que todos os envolvidos no planejamento estejam trabalhando com o mesmo software, a troca de dados é livre de perdas. O formato BIM nativo também facilita a coordenação de todas as etapas de planejamento e partes interessadas.</text:p>
      <text:p text:style-name="P10"><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9"/>
      <table:table table:name="Tabela1" table:style-name="Tabela1">
        <table:table-column table:style-name="Tabela1.A"/>
        <table:table-row>
          <table:table-cell table:style-name="Tabela1.A1" office:value-type="percentage" office:value="0">
            <text:p text:style-name="P17">IFC como padrão para troca de informações BIM.</text:p>
            <text:p text:style-name="P17"/>
            <text:p text:style-name="P17">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9"/>
      <text:p text:style-name="P9"/>
      <table:table table:name="Tabela2" table:style-name="Tabela2">
        <table:table-column table:style-name="Tabela2.A"/>
        <table:table-row>
          <table:table-cell table:style-name="Tabela2.A1" office:value-type="string">
            <text:p text:style-name="P18">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18"/>
            <text:p text:style-name="P18">O openBIM garante que:</text:p>
            <text:p text:style-name="P18">1. <text:span text:style-name="T6">Interoperabilidade</text:span> é a chave para a transformação digital de ativos construídos;</text:p>
            <text:p text:style-name="P18">2. <text:span text:style-name="T6">Padrões</text:span> <text:span text:style-name="T6">abertos</text:span> e neutros devem ser desenvolvidos para facilitar a interoperabilidade;</text:p>
            <text:p text:style-name="P18">3. As trocas de dados <text:span text:style-name="T7">confiáveis</text:span> dependem de benchmarks independentes de qualidade;</text:p>
            <text:p text:style-name="P18">4. Os fluxos de trabalho de <text:span text:style-name="T6">colaboração</text:span> não devem ser limitados por processos proprietários ou formatos de dados;</text:p>
            <text:p text:style-name="P18">5. <text:span text:style-name="T6">Flexibilidade</text:span> de escolha da tecnologia cria mais valor para todas as partes interessadas;</text:p>
            <text:p text:style-name="P18">6. A <text:span text:style-name="T6">sustentabilidade</text:span> é salvaguardada por padrões interoperáveis de longo prazo.</text:p>
          </table:table-cell>
        </table:table-row>
      </table:table>
      <text:p text:style-name="P9"/>
      <text:p text:style-name="P16">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16"/>
      <text:p text:style-name="P6">Usando a IFC na prática</text:p>
      <text:p text:style-name="P16"/>
      <text:p text:style-name="P16">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6">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6"/>
      <text:p text:style-name="P6">O manual do Revit IFC</text:p>
      <text:p text:style-name="P16"/>
      <text:p text:style-name="P16">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6"/>
      <text:p text:style-name="P1">O BÁSICO</text:p>
      <text:p text:style-name="P16"/>
      <text:p text:style-name="P16">As principais considerações ao usar um arquivo IFC são o formato do arquivo, a versão do IFC, as definições de visualização do modelo e a estrutura do arquivo. Explicamos tudo isso nas páginas seguintes.</text:p>
      <text:p text:style-name="P16"/>
      <text:p text:style-name="P6">Formatos de arquivo IFC</text:p>
      <text:p text:style-name="P16"/>
      <text:p text:style-name="P16"><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16"/>
      <text:p text:style-name="P16">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6"/>
      <text:p text:style-name="P16">Versões atuais:</text:p>
      <text:p text:style-name="P16"><text:soft-page-break/></text:p>
      <text:p text:style-name="P16">• IFC4 (ainda em beta, processo de certificação em andamento, oferece certas possibilidades avançadas, mas ainda não é amplamente suportado);</text:p>
      <text:p text:style-name="P16">• IFC2x3 (atualmente o formato mais suportado e estável, certificado no Revit e recomendado para produção);</text:p>
      <text:p text:style-name="P16">• IFC2x2 (recomendado se o destinatário do arquivo não tiver software com suporte para IFC2x3 ou IFC4).</text:p>
      <text:p text:style-name="P16"/>
      <text:p text:style-name="P16">O Revit não é mais compatível com as seguintes versões mais antigas: IFC2.0 (importação ainda suportada), IFC1.5.1, IFC1.5 e IFC1.0</text:p>
      <text:p text:style-name="P16"/>
      <text:p text:style-name="P6">Definição de visualização de modelo (MVD)</text:p>
      <text:p text:style-name="P16"/>
      <text:p text:style-name="P16">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6">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6"/>
      <text:p text:style-name="P16"><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4">Os MVDs oficiais definidos pelo buildingSMART disponíveis no Revit estão listados abaixo<text:span text:style-name="T9">:</text:span></text:p>
      <text:p text:style-name="P14"/>
      <text:p text:style-name="P7">IFC4: vista de referência do modelo</text:p>
      <text:p text:style-name="P14"/>
      <text:p text:style-name="P14">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14">O modelo não é necessariamente muito simplificado em termos gráficos; serve apenas como uma referência que pode ser bastante detalhada, mas não pode ser editada.</text:p>
      <text:p text:style-name="P14"/>
      <text:p text:style-name="P7">IFC4: Visualização de transferência de design (beta)</text:p>
      <text:p text:style-name="P14"/>
      <text:p text:style-name="P14">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4"/>
      <text:p text:style-name="P7">Visualização de coordenação IFC2x3 versão 2.0</text:p>
      <text:p text:style-name="P14"/>
      <text:p text:style-name="P14">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14">Esse MVD é usado principalmente para a troca de modelos de arquitetura, tecnologia de construção e engenharia de construção.</text:p>
      <text:p text:style-name="P14"/>
      <text:p text:style-name="P7">Projeto IFC2x3 COBie 2.4</text:p>
      <text:p text:style-name="P14"/>
      <text:p text:style-name="P14">Formato IFC equivalente à saída COBie (Troca de informações sobre construção de operações de construção) exigida pelo governo do Reino Unido para o mandato BIM de nível 2 de 2016 para colaboração no trabalho do setor público.</text:p>
      <text:p text:style-name="P15"/>
      <text:p text:style-name="P15">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14"/>
      <text:p text:style-name="P7">Visualização de coordenação IFC2x2</text:p>
      <text:p text:style-name="P14"/>
      <text:p text:style-name="P14">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14"/>
      <text:p text:style-name="P14">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4"/>
      <table:table table:name="Tabela3" table:style-name="Tabela3">
        <table:table-column table:style-name="Tabela3.A"/>
        <table:table-row>
          <table:table-cell table:style-name="Tabela3.A1" office:value-type="string">
            <text:p text:style-name="P17">FILE_DESCRIPTION((‘ViewDefinition [ReferenceView_V1.0]’),‘2;1’);</text:p>
            <text:p text:style-name="P17"/>
            <text:p text:style-name="P17">FILE_NAME(‘Project Number’,‘2016-12-14T17:37:10’,(‚‘),(‚‘),‘The EXPRESS Data Manager Version 5.02.0100.07:</text:p>
            <text:p text:style-name="P17"/>
            <text:p text:style-name="P17">28 Aug 2013’,‘20161006_0315(x64) - Exporter 17.2.0.0 - Alternate UI 17.2.0.0’,’’);</text:p>
            <text:p text:style-name="P17"/>
            <text:p text:style-name="P17">FILE_SCHEMA((‘IFC4’));</text:p>
            <text:p text:style-name="P17"/>
            <text:p text:style-name="P17">ENDSEC;</text:p>
            <text:p text:style-name="P17"/>
            <text:p text:style-name="P17">DATA;</text:p>
            <text:p text:style-name="P17"><text:soft-page-break/></text:p>
            <text:p text:style-name="P17">#1= IFCORGANIZATION($,‘Autodesk Revit 2017 (ENU)’,$,$,$);</text:p>
            <text:p text:style-name="P17"/>
            <text:p text:style-name="P17">#5= IFCAPPLICATION(#1,‘2017’,‘Autodesk Revit 2017 (ENU)’,‘Revit’);</text:p>
          </table:table-cell>
        </table:table-row>
      </table:table>
      <text:p text:style-name="P14"/>
      <text:p text:style-name="P7">Estrutura IFC</text:p>
      <text:p text:style-name="P14"/>
      <text:p text:style-name="P14">Os arquivos IFC criam um modelo de construção com base em uma estrutura predefinida que constrói o modelo de maneira lógica. Quando é salvo, o formato do arquivo IFC ordena as unidades IFC hierarquicamente de acordo com seu tipo, da seguinte maneira.</text:p>
      <text:p text:style-name="P14"/>
      <text:p text:style-name="P14"><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14"/>
      <text:p text:style-name="P14">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14"/>
      <text:p text:style-name="P14">Esta página também permite instalar todas as entidades suportadas pelo Revit que podem ser usadas para exportação.</text:p>
      <text:p text:style-name="P14"/>
      <text:p text:style-name="P7">Classes e tipos IFC</text:p>
      <text:p text:style-name="P14"/>
      <text:p text:style-name="P14">Uma entidade IFC é um objeto definido exclusivamente no modelo de dados IFC. Dependendo da atribuição da entidade e da definição do tipo, o objeto recebe alguns atributos e dependências padrão no esquema IFC.</text:p>
      <text:p text:style-name="P14">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4">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14">Estruturas complexas emergem com base nesse sistema, permitindo a geração de um modelo de dados no qual cada elemento pode ser representado geometricamente e alfanumericamente e claramente identificado.</text:p>
      <text:p text:style-name="P13"/>
      <text:p text:style-name="P13"><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3"/>
      <text:p text:style-name="P13">Existem três possibilidades básicas para representar geometricamente um objeto IFC tridimensional:</text:p>
      <text:p text:style-name="P13"/>
      <text:p text:style-name="P13"><text:span text:style-name="T14"><text:s/>– </text:span>extrusões</text:p>
      <text:p text:style-name="P13"><text:span text:style-name="T14"><text:s/>– </text:span>representação de corpo sólido usando uma varredura, e</text:p>
      <text:p text:style-name="P13"><text:span text:style-name="T14"><text:s/>– </text:span>representação usando B-reps.</text:p>
      <text:p text:style-name="P13"/>
      <text:p text:style-name="P8">Extrusões</text:p>
      <text:p text:style-name="P13"/>
      <text:p text:style-name="P13">São o método gráfico mais comum e simples e são usados<text:span text:style-name="T13"> </text:span><text:span text:style-name="T12">n</text:span>a maioria dos casos em que a forma pode ser descrita por um perfil simples.</text:p>
      <text:p text:style-name="P13"/>
      <text:p text:style-name="P8">Swept solids </text:p>
      <text:p text:style-name="P13"/>
      <text:p text:style-name="P13">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3"/>
      <text:p text:style-name="P8">B-rep</text:p>
      <text:p text:style-name="P13"/>
      <text:p text:style-name="P13">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3"/>
      <text:p text:style-name="P8">NURBS e outras superfícies lisas</text:p>
      <text:p text:style-name="P13"/>
      <text:p text:style-name="P13"><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3"/>
      <text:p text:style-name="P8">Atributos e parâmetros padrão</text:p>
      <text:p text:style-name="P13"/>
      <text:p text:style-name="P13">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3"/>
      <text:p text:style-name="P13">As propriedades da IFC podem ser formuladas de maneira geral usando atributos padrão. Esses atributos são armazenados na definição IFC e têm nomes em inglês.</text:p>
      <text:p text:style-name="P13"/>
      <text:p text:style-name="P13">Alguns aplicativos BIM podem atribuir automaticamente atributos internos a atributos padrão compatíveis com IFC. Isso garante que as informações necessárias sejam fornecidas para representar um objeto.</text:p>
      <text:p text:style-name="P13"/>
      <text:p text:style-name="P13">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3"><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3">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3"/>
      <text:p text:style-name="P22">Uma visão geral de todos os parâmetros padrão definidos no formato IFC é fornecida pelo buildingSMART na forma de conjuntos de parâmetros (conjuntos P).</text:p>
      <text:p text:style-name="P22">Como exemplo, estes são os parâmetros padrão para uma parede:</text:p>
      <text:p text:style-name="P22"/>
      <text:p text:style-name="P20">Pset_WallCommon</text:p>
      <text:p text:style-name="P20"/>
      <text:p text:style-name="P22">Parâmetros padrão no Revit:</text:p>
      <text:p text:style-name="P22"><text:soft-page-break/>Reference <text:span text:style-name="T16"><text:s text:c="29"/></text:span>Component type (type name)</text:p>
      <text:p text:style-name="P22">FireRating <text:span text:style-name="T16"><text:s text:c="28"/></text:span>Fire-resistance class (type parameter)</text:p>
      <text:p text:style-name="P22">ThermalTransmittance <text:span text:style-name="T16"><text:s text:c="9"/></text:span>U-value (type parameter)</text:p>
      <text:p text:style-name="P22">IsExternal <text:span text:style-name="T16"><text:s text:c="29"/></text:span>Exterior component (type parameter, given as yes/no)</text:p>
      <text:p text:style-name="P22">LoadBearing <text:span text:style-name="T16"><text:s text:c="25"/></text:span>Load-bearing (instance parameter)</text:p>
      <text:p text:style-name="P22">ExtendToStructure <text:span text:style-name="T16"><text:s text:c="16"/></text:span>Fixed on top (behavior)</text:p>
      <text:p text:style-name="P13"/>
      <text:p text:style-name="P13">Os seguintes parâmetros também fazem parte do Pset_WallCommon, mas estão indisponíveis ou não são atribuídos por padrão no Revit:</text:p>
      <text:p text:style-name="P13"/>
      <text:p text:style-name="P13">AcousticRating <text:span text:style-name="T17"><text:s text:c="20"/></text:span>Sound insulation class</text:p>
      <text:p text:style-name="P13">Combustible <text:span text:style-name="T17"><text:s text:c="24"/></text:span>Combustible material</text:p>
      <text:p text:style-name="P13">SurfaceSpreadOfFlame <text:span text:style-name="T17"><text:s text:c="7"/></text:span>Fire behavior</text:p>
      <text:p text:style-name="P13">Compartmentation <text:span text:style-name="T17"><text:s text:c="15"/></text:span>Fire compartment-defining component</text:p>
      <text:p text:style-name="P13"/>
      <text:p text:style-name="P13">Para criar esses parâmetros no Revit, eles devem ser criados usando o nome exato, o tipo correto (texto / número / sim / não, visível na documentação do buildingSMART):</text:p>
      <text:p text:style-name="P13"/>
      <text:p text:style-name="P13"><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3">Assim que esses parâmetros estiverem disponíveis e tiverem um valor, eles serão levados em consideração na exportação.</text:p>
      <text:p text:style-name="P13">A vantagem dessa padronização é que os parâmetros de outros programas são automaticamente reconhecidos e atribuídos corretamente. Desde a versão v18.4.0, o Autodesk IFC Export suporta todo o conjunto de propriedades comuns definido no esquema IFC.</text:p>
      <text:p text:style-name="P13">Graças às extensas configurações do exportador do Revit IFC, outros parâmetros que não aparecem nesta lista podem ser exportados. Isso é abordado em mais detalhes no Capítulo 4, “Exportando arquivos IFC”.</text:p>
      <text:p text:style-name="P13"/>
      <text:p text:style-name="P8">Estrutura de referência em um arquivo IFC</text:p>
      <text:p text:style-name="P13"/>
      <text:p text:style-name="P13">Um arquivo IFC pode ser aberto em um editor de texto. Isso pode ser muito útil para análise ou solução de problemas.</text:p>
      <text:p text:style-name="P13">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3"><text:soft-page-break/><text:span text:style-name="T19">No formato IFC, a descrição de um elemento começa com uma linha que classifica, identifica exclusivamente e nomeia o objeto. Nosso exemplo de parede pode ficar assim</text:span>:</text:p>
      <text:p text:style-name="P13"/>
      <table:table table:name="Tabela4" table:style-name="Tabela4">
        <table:table-column table:style-name="Tabela4.A"/>
        <table:table-row>
          <table:table-cell table:style-name="Tabela4.A1" office:value-type="string">
            <text:p text:style-name="P17">#177= IFCWALLSTANDARDCASE(‚1sfW$3YQj9jBEISmjkeABP‘,#41,‘Basiswand:STB</text:p>
            <text:p text:style-name="P17">20.0:388701‘,$,‘Basiswand:STB 20.0:3895‘,#146,#173,‘388701‘);</text:p>
          </table:table-cell>
        </table:table-row>
      </table:table>
      <text:p text:style-name="P13"/>
      <text:p text:style-name="P13">Dentro dessa linha de definição, o objeto wall refere-se a outras linhas na estrutura do arquivo, distinguíveis pelo # que as precede. Eles o descrevem com mais detalhes e se referem, por sua vez,<text:span text:style-name="T20"> </text:span>a outras linhas:</text:p>
      <text:p text:style-name="P13"/>
      <table:table table:name="Tabela5" table:style-name="Tabela5">
        <table:table-column table:style-name="Tabela5.A"/>
        <table:table-row>
          <table:table-cell table:style-name="Tabela5.A1" office:value-type="string">
            <text:p text:style-name="P17"># 146 = IFCLOCALPLACEMENT (# 128, # 145); → Referência para as linhas que definem a posição global</text:p>
            <text:p text:style-name="P17"># 173 = IFCPRODUCTDEFINITIONSHAPE ($, $, (# 152, # 170)); → Referência a linhas que fornecem uma descrição geométrica da parede</text:p>
          </table:table-cell>
        </table:table-row>
      </table:table>
      <text:p text:style-name="P13"/>
      <text:p text:style-name="P13">Essa estrutura de referência continua até que um modelo de dados lógicos seja gerado, fornecendo uma descrição clara de cada objeto.</text:p>
      <text:p text:style-name="P13">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3"/>
      <text:p text:style-name="P8">IFCs de código aberto</text:p>
      <text:p text:style-name="P13"/>
      <text:p text:style-name="P13">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3">Os desenvolvedores podem acessar o código fonte completo e personalizar o exportador, conforme necessário. Isso é especialmente útil se fluxos de trabalho específicos exigirem esse tipo de personalização para um projeto de construção.</text:p>
      <text:p text:style-name="P13"/>
      <text:p text:style-name="P13">Se você estiver trabalhando com arquivos IFC no Revit, instale primeiro a versão mais recente da extensão Open Source. Isso pode ser encontrado em<text:span text:style-name="T21"> </text:span><text:a xlink:type="simple" xlink:href="http://apps.autodesk.com/" text:style-name="Internet_20_link" text:visited-style-name="Visited_20_Internet_20_Link"><text:span text:style-name="T21">Autodesk AppStore</text:span></text:a>:</text:p>
      <text:p text:style-name="P13"/>
      <text:p text:style-name="P13">Após a instalação, você não verá um novo ícone no Revit. Em vez disso, o plugin substitui os campos da caixa de diálogo padrão. Se você é um desenvolvedor e deseja trabalhar com o código-fonte, pode encontrar informações adicionais no SourceForge:<text:span text:style-name="T21"> </text:span><text:a xlink:type="simple" xlink:href="https://sourceforge.net/projects/ifcexporter" text:style-name="Internet_20_link" text:visited-style-name="Visited_20_Internet_20_Link"><text:span text:style-name="T21">SourceForge</text:span></text:a>:</text:p>
      <text:p text:style-name="P13"/>
      <text:p text:style-name="P13">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3"/>
      <text:p text:style-name="P8">IFC viewers</text:p>
      <text:p text:style-name="P13"/>
      <text:p text:style-name="P13">Antes de passar um arquivo IFC para o planejamento de parceiros ou usá-lo você mesmo no Revit, é recomendável testá-lo em um visualizador IFC e verificar o resultado da exportação.</text:p>
      <text:p text:style-name="P13">Existem vários espectadores da IFC no mercado. Esses espectadores suportam certas funções da IFC com diferentes níveis de eficácia, dependendo do foco.</text:p>
      <text:p text:style-name="P13"><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3">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3"/>
      <text:p text:style-name="P13">A versão atual do FZK Viewer pode ser baixada no <text:a xlink:type="simple" xlink:href="http://www.iai.kit.edu/" text:style-name="Internet_20_link" text:visited-style-name="Visited_20_Internet_20_Link"><text:span text:style-name="T22">site</text:span></text:a> do KIT<text:span text:style-name="T22">.</text:span></text:p>
      <text:p text:style-name="P13"/>
      <text:p text:style-name="P8">Vinculando arquivos IFC no REVIT</text:p>
      <text:p text:style-name="P13"/>
      <text:p text:style-name="P24">(parei na página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1T09:36:15.213000000</dc:date>
    <meta:editing-duration>PT1H10M34S</meta:editing-duration>
    <meta:editing-cycles>7</meta:editing-cycles>
    <meta:document-statistic meta:table-count="5" meta:image-count="7" meta:object-count="0" meta:page-count="10" meta:paragraph-count="133" meta:word-count="3020" meta:character-count="20143" meta:non-whitespace-character-count="17045"/>
  </office:meta>
</office:document-meta>
</file>